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2.731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2.731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2" style:family="table-row">
      <style:table-row-properties style:min-row-height="2.731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style:min-row-height="2.731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2" style:family="table-row">
      <style:table-row-properties style:min-row-height="2.731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92e" officeooo:paragraph-rsid="000e292e"/>
    </style:style>
    <style:style style:name="P2" style:family="paragraph" style:parent-style-name="Standard">
      <style:text-properties officeooo:rsid="000e292e" officeooo:paragraph-rsid="00157054"/>
    </style:style>
    <style:style style:name="P3" style:family="paragraph" style:parent-style-name="Standard">
      <style:text-properties officeooo:rsid="0010263f" officeooo:paragraph-rsid="0010263f"/>
    </style:style>
    <style:style style:name="P4" style:family="paragraph" style:parent-style-name="Standard">
      <style:text-properties officeooo:rsid="0010263f" officeooo:paragraph-rsid="000e292e"/>
    </style:style>
    <style:style style:name="P5" style:family="paragraph" style:parent-style-name="Standard">
      <style:text-properties officeooo:paragraph-rsid="00157054"/>
    </style:style>
    <style:style style:name="P6" style:family="paragraph" style:parent-style-name="Standard">
      <style:text-properties officeooo:rsid="000fa54d" officeooo:paragraph-rsid="000e292e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292e" officeooo:paragraph-rsid="000e292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0263f" officeooo:paragraph-rsid="0010263f"/>
    </style:style>
    <style:style style:name="P9" style:family="paragraph" style:parent-style-name="Table_20_Contents">
      <style:paragraph-properties fo:text-align="center" style:justify-single-word="false"/>
      <style:text-properties officeooo:rsid="0010263f" officeooo:paragraph-rsid="00157054"/>
    </style:style>
    <style:style style:name="P10" style:family="paragraph" style:parent-style-name="Table_20_Contents">
      <style:text-properties officeooo:rsid="00157054" officeooo:paragraph-rsid="00157054"/>
    </style:style>
    <style:style style:name="P11" style:family="paragraph" style:parent-style-name="Standard">
      <style:text-properties officeooo:rsid="00157054" officeooo:paragraph-rsid="00206530"/>
    </style:style>
    <style:style style:name="P12" style:family="paragraph" style:parent-style-name="Standard">
      <style:text-properties officeooo:rsid="00157054" officeooo:paragraph-rsid="00253490"/>
    </style:style>
    <style:style style:name="P13" style:family="paragraph" style:parent-style-name="Standard">
      <style:text-properties officeooo:paragraph-rsid="00206530"/>
    </style:style>
    <style:style style:name="P14" style:family="paragraph" style:parent-style-name="Standard">
      <style:text-properties officeooo:paragraph-rsid="00253490"/>
    </style:style>
    <style:style style:name="P15" style:family="paragraph" style:parent-style-name="Table_20_Contents">
      <style:text-properties officeooo:rsid="00206530" officeooo:paragraph-rsid="00206530"/>
    </style:style>
    <style:style style:name="P16" style:family="paragraph" style:parent-style-name="Table_20_Contents">
      <style:paragraph-properties fo:text-align="center" style:justify-single-word="false"/>
      <style:text-properties officeooo:rsid="0010263f" officeooo:paragraph-rsid="00206530"/>
    </style:style>
    <style:style style:name="P17" style:family="paragraph" style:parent-style-name="Table_20_Contents">
      <style:paragraph-properties fo:text-align="center" style:justify-single-word="false"/>
      <style:text-properties officeooo:rsid="0010263f" officeooo:paragraph-rsid="00253490"/>
    </style:style>
    <style:style style:name="P18" style:family="paragraph" style:parent-style-name="Table_20_Contents">
      <style:text-properties officeooo:rsid="00157054" officeooo:paragraph-rsid="00206530"/>
    </style:style>
    <style:style style:name="P19" style:family="paragraph" style:parent-style-name="Table_20_Contents">
      <style:text-properties officeooo:rsid="002128cc" officeooo:paragraph-rsid="002128cc"/>
    </style:style>
    <style:style style:name="P20" style:family="paragraph" style:parent-style-name="Table_20_Contents">
      <style:text-properties officeooo:rsid="002128cc" officeooo:paragraph-rsid="00253490"/>
    </style:style>
    <style:style style:name="P21" style:family="paragraph" style:parent-style-name="Table_20_Contents">
      <style:text-properties officeooo:rsid="0022f2a8" officeooo:paragraph-rsid="0022f2a8"/>
    </style:style>
    <style:style style:name="P22" style:family="paragraph" style:parent-style-name="Table_20_Contents">
      <style:text-properties officeooo:rsid="00253490" officeooo:paragraph-rsid="00253490"/>
    </style:style>
    <style:style style:name="T1" style:family="text">
      <style:text-properties officeooo:rsid="00157054"/>
    </style:style>
    <style:style style:name="T2" style:family="text">
      <style:text-properties officeooo:rsid="001b26bb"/>
    </style:style>
    <style:style style:name="T3" style:family="text">
      <style:text-properties officeooo:rsid="00206530"/>
    </style:style>
    <style:style style:name="T4" style:family="text">
      <style:text-properties officeooo:rsid="002128cc"/>
    </style:style>
    <style:style style:name="T5" style:family="text">
      <style:text-properties officeooo:rsid="002534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TES DE PRUEBA</text:p>
      <text:p text:style-name="P4"/>
      <text:p text:style-name="P1">00_<text:span text:style-name="T3">TodasPalabrasNoEntranPorUnaLetra</text:span></text:p>
      <text:p text:style-name="P1"><text:tab/>- Descripción: <text:span text:style-name="T1">Busco el error donde </text:span></text:p>
      <text:p text:style-name="P1"/>
      <text:p text:style-name="P3">PROGRAMA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IN</text:p>
          </table:table-cell>
          <table:table-cell table:style-name="Tabla2.B1" office:value-type="string">
            <text:p text:style-name="P8">OUT (Esperado)</text:p>
          </table:table-cell>
        </table:table-row>
        <table:table-row>
          <table:table-cell table:style-name="Tabla2.A2" office:value-type="string">
            <text:p text:style-name="P15">4 4</text:p>
            <text:p text:style-name="P19">pedr</text:p>
            <text:p text:style-name="P19">arbo</text:p>
            <text:p text:style-name="P19">bjhm</text:p>
            <text:p text:style-name="P19">lopp</text:p>
            <text:p text:style-name="P19">rompe</text:p>
            <text:p text:style-name="P19">pedro</text:p>
            <text:p text:style-name="P19">arbol</text:p>
            <text:p text:style-name="P19">pablo</text:p>
          </table:table-cell>
          <table:table-cell table:style-name="Tabla2.B2" office:value-type="string">
            <text:p text:style-name="P10"/>
          </table:table-cell>
        </table:table-row>
      </table:table>
      <text:p text:style-name="P6"/>
      <text:p text:style-name="P1"/>
      <text:p text:style-name="P1">01_<text:span text:style-name="T3">PalabrasRepetidas</text:span></text:p>
      <text:p text:style-name="P1"><text:tab/><text:span text:style-name="T1">Descripción: 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IN</text:p>
          </table:table-cell>
          <table:table-cell table:style-name="Tabla3.B1" office:value-type="string">
            <text:p text:style-name="P9">OUT (Esperado)</text:p>
          </table:table-cell>
        </table:table-row>
        <table:table-row>
          <table:table-cell table:style-name="Tabla3.A2" office:value-type="string">
            <text:p text:style-name="P19">3 1</text:p>
            <text:p text:style-name="P19">oia</text:p>
            <text:p text:style-name="P19">ioi</text:p>
            <text:p text:style-name="P19">aio</text:p>
            <text:p text:style-name="P19">oia</text:p>
          </table:table-cell>
          <table:table-cell table:style-name="Tabla3.B2" office:value-type="string">
            <text:p text:style-name="P19">1 E</text:p>
          </table:table-cell>
        </table:table-row>
      </table:table>
      <text:p text:style-name="P5"/>
      <text:p text:style-name="P11">0<text:span text:style-name="T3">4_PalabraEntraEnMasDeUnaDireccion</text:span></text:p>
      <text:p text:style-name="P11"><text:tab/><text:span text:style-name="T2">Descripción:</text:span></text:p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IN</text:p>
          </table:table-cell>
          <table:table-cell table:style-name="Tabla1.B1" office:value-type="string">
            <text:p text:style-name="P16">OUT (Esperado)</text:p>
          </table:table-cell>
        </table:table-row>
        <table:table-row table:style-name="Tabla1.2">
          <table:table-cell table:style-name="Tabla1.A2" office:value-type="string">
            <text:p text:style-name="P19">5 1</text:p>
            <text:p text:style-name="P19">oiaio</text:p>
            <text:p text:style-name="P19">ioiai</text:p>
            <text:p text:style-name="P19">aioia</text:p>
            <text:p text:style-name="P19">oihje</text:p>
            <text:p text:style-name="P19">oia</text:p>
          </table:table-cell>
          <table:table-cell table:style-name="Tabla1.B2" office:value-type="string">
            <text:p text:style-name="P19">1 E</text:p>
          </table:table-cell>
        </table:table-row>
      </table:table>
      <text:p text:style-name="P13"/>
      <text:p text:style-name="P11">0<text:span text:style-name="T3">5_UnaPalabraDeDosLetrasQueSeRepiteEnTodoElTablero</text:span></text:p>
      <text:p text:style-name="P11"><text:tab/><text:span text:style-name="T2">Descripción:</text:span></text:p>
      <text:p text:style-name="P1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6">IN</text:p>
          </table:table-cell>
          <table:table-cell table:style-name="Tabla6.B1" office:value-type="string">
            <text:p text:style-name="P16">OUT (Esperado)</text:p>
          </table:table-cell>
        </table:table-row>
        <table:table-row>
          <table:table-cell table:style-name="Tabla6.A2" office:value-type="string">
            <text:p text:style-name="P19">4 1</text:p>
            <text:p text:style-name="P19">asas</text:p>
            <text:p text:style-name="P19">sasa</text:p>
            <text:p text:style-name="P19">asas</text:p>
            <text:p text:style-name="P19">sasa</text:p>
            <text:p text:style-name="P19">as</text:p>
          </table:table-cell>
          <table:table-cell table:style-name="Tabla6.B2" office:value-type="string">
            <text:p text:style-name="P19">1 E</text:p>
          </table:table-cell>
        </table:table-row>
      </table:table>
      <text:p text:style-name="P13"><text:soft-page-break/></text:p>
      <text:p text:style-name="P13"/>
      <text:p text:style-name="P11">0<text:span text:style-name="T3">6</text:span>_<text:span text:style-name="T3">LimiteInferior</text:span></text:p>
      <text:p text:style-name="P11"><text:tab/><text:span text:style-name="T2">Descripción:</text:span></text:p>
      <text:p text:style-name="P1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6">IN</text:p>
          </table:table-cell>
          <table:table-cell table:style-name="Tabla7.B1" office:value-type="string">
            <text:p text:style-name="P16">OUT (Esperado)</text:p>
          </table:table-cell>
        </table:table-row>
        <table:table-row>
          <table:table-cell table:style-name="Tabla7.A2" office:value-type="string">
            <text:p text:style-name="P15">2 1</text:p>
            <text:p text:style-name="P15">a<text:span text:style-name="T4">b</text:span></text:p>
            <text:p text:style-name="P19">ac</text:p>
            <text:p text:style-name="P15">aa</text:p>
          </table:table-cell>
          <table:table-cell table:style-name="Tabla7.B2" office:value-type="string">
            <text:p text:style-name="P19">1 S</text:p>
          </table:table-cell>
        </table:table-row>
      </table:table>
      <text:p text:style-name="P13"/>
      <text:p text:style-name="P11">0<text:span text:style-name="T3">7_limiteSuperior</text:span></text:p>
      <text:p text:style-name="P1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6">IN</text:p>
          </table:table-cell>
          <table:table-cell table:style-name="Tabla8.B1" office:value-type="string">
            <text:p text:style-name="P16">OUT (Esperado)</text:p>
          </table:table-cell>
        </table:table-row>
        <table:table-row>
          <table:table-cell table:style-name="Tabla8.A2" office:value-type="string">
            <text:p text:style-name="P19">100 10000</text:p>
            <text:p text:style-name="P19">Todo tablero misma letra menos la palabra horizontal en el medio</text:p>
            <text:p text:style-name="P19">otorrinolaringologia (20 letras)</text:p>
          </table:table-cell>
          <table:table-cell table:style-name="Tabla8.B2" office:value-type="string">
            <text:p text:style-name="P19">1 E</text:p>
          </table:table-cell>
        </table:table-row>
      </table:table>
      <text:p text:style-name="P13"/>
      <text:p text:style-name="P11">0<text:span text:style-name="T3">8_casoFatiga</text:span></text:p>
      <text:p text:style-name="P11"><text:tab/><text:span text:style-name="T2">Descripción:</text:span></text:p>
      <text:p text:style-name="P1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6">IN</text:p>
          </table:table-cell>
          <table:table-cell table:style-name="Tabla9.B1" office:value-type="string">
            <text:p text:style-name="P16">OUT (Esperado)</text:p>
          </table:table-cell>
        </table:table-row>
        <table:table-row>
          <table:table-cell table:style-name="Tabla9.A2" office:value-type="string">
            <text:p text:style-name="P19">100 10000</text:p>
            <text:p text:style-name="P21">Todos los casos anteriores juntos, bitch</text:p>
          </table:table-cell>
          <table:table-cell table:style-name="Tabla9.B2" office:value-type="string">
            <text:p text:style-name="P18"/>
          </table:table-cell>
        </table:table-row>
      </table:table>
      <text:p text:style-name="P13"/>
      <text:p text:style-name="P12">0<text:span text:style-name="T5">9_entraSoloEste</text:span></text:p>
      <text:p text:style-name="P12"><text:tab/><text:span text:style-name="T2">Descripción:</text:span></text:p>
      <text:p text:style-name="P1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IN</text:p>
          </table:table-cell>
          <table:table-cell table:style-name="Tabla4.B1" office:value-type="string">
            <text:p text:style-name="P17">OUT (Esperado)</text:p>
          </table:table-cell>
        </table:table-row>
        <table:table-row table:style-name="Tabla4.2">
          <table:table-cell table:style-name="Tabla4.A2" office:value-type="string">
            <text:p text:style-name="P20">5 1</text:p>
            <text:p text:style-name="P22">asoia</text:p>
            <text:p text:style-name="P22">qwert</text:p>
            <text:p text:style-name="P22">asdfg</text:p>
            <text:p text:style-name="P22">zxcvb</text:p>
            <text:p text:style-name="P22">tyuio</text:p>
            <text:p text:style-name="P20">oia</text:p>
          </table:table-cell>
          <table:table-cell table:style-name="Tabla4.B2" office:value-type="string">
            <text:p text:style-name="P20">1 E</text:p>
          </table:table-cell>
        </table:table-row>
      </table:table>
      <text:p text:style-name="P14"/>
      <text:p text:style-name="P12"><text:span text:style-name="T5">10_entraSoloOeste</text:span></text:p>
      <text:p text:style-name="P12"><text:tab/><text:span text:style-name="T2">Descripción:</text:span></text:p>
      <text:p text:style-name="P1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7">IN</text:p>
          </table:table-cell>
          <table:table-cell table:style-name="Tabla5.B1" office:value-type="string">
            <text:p text:style-name="P17">OUT (Esperado)</text:p>
          </table:table-cell>
        </table:table-row>
        <table:table-row table:style-name="Tabla5.2">
          <table:table-cell table:style-name="Tabla5.A2" office:value-type="string">
            <text:p text:style-name="P20">5 1</text:p>
            <text:p text:style-name="P22">asaio</text:p>
            <text:p text:style-name="P22">qwert</text:p>
            <text:p text:style-name="P22">asdfg</text:p>
            <text:p text:style-name="P22">zxcvb</text:p>
            <text:p text:style-name="P22">tyuio</text:p>
            <text:p text:style-name="P20"><text:soft-page-break/>oia</text:p>
          </table:table-cell>
          <table:table-cell table:style-name="Tabla5.B2" office:value-type="string">
            <text:p text:style-name="P20">1 <text:span text:style-name="T5">O</text:span></text:p>
          </table:table-cell>
        </table:table-row>
      </table:table>
      <text:p text:style-name="P14"/>
      <text:p text:style-name="P12"><text:span text:style-name="T5">11_entraSoloSur</text:span></text:p>
      <text:p text:style-name="P12"><text:tab/><text:span text:style-name="T2">Descripción:</text:span></text:p>
      <text:p text:style-name="P12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7">IN</text:p>
          </table:table-cell>
          <table:table-cell table:style-name="Tabla10.B1" office:value-type="string">
            <text:p text:style-name="P17">OUT (Esperado)</text:p>
          </table:table-cell>
        </table:table-row>
        <table:table-row table:style-name="Tabla10.2">
          <table:table-cell table:style-name="Tabla10.A2" office:value-type="string">
            <text:p text:style-name="P20">5 1</text:p>
            <text:p text:style-name="P22">asoio</text:p>
            <text:p text:style-name="P22">qweri</text:p>
            <text:p text:style-name="P22">asdfa</text:p>
            <text:p text:style-name="P22">zxcvb</text:p>
            <text:p text:style-name="P22">tyuio</text:p>
            <text:p text:style-name="P20">oia</text:p>
          </table:table-cell>
          <table:table-cell table:style-name="Tabla10.B2" office:value-type="string">
            <text:p text:style-name="P20">1 <text:span text:style-name="T5">S</text:span></text:p>
          </table:table-cell>
        </table:table-row>
      </table:table>
      <text:p text:style-name="P14"/>
      <text:p text:style-name="P12"><text:span text:style-name="T5">12_entraSoloNorte</text:span></text:p>
      <text:p text:style-name="P12"><text:tab/><text:span text:style-name="T2">Descripción:</text:span></text:p>
      <text:p text:style-name="P1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7">IN</text:p>
          </table:table-cell>
          <table:table-cell table:style-name="Tabla11.B1" office:value-type="string">
            <text:p text:style-name="P17">OUT (Esperado)</text:p>
          </table:table-cell>
        </table:table-row>
        <table:table-row table:style-name="Tabla11.2">
          <table:table-cell table:style-name="Tabla11.A2" office:value-type="string">
            <text:p text:style-name="P20">5 1</text:p>
            <text:p text:style-name="P22">asoja</text:p>
            <text:p text:style-name="P22">qweri</text:p>
            <text:p text:style-name="P22">asdfo</text:p>
            <text:p text:style-name="P22">zxcvb</text:p>
            <text:p text:style-name="P22">tyuio</text:p>
            <text:p text:style-name="P20">oia</text:p>
          </table:table-cell>
          <table:table-cell table:style-name="Tabla11.B2" office:value-type="string">
            <text:p text:style-name="P20">1 <text:span text:style-name="T5">N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0:04:54.789000000</meta:creation-date>
    <dc:date>2016-10-14T12:04:50.434000000</dc:date>
    <meta:editing-duration>PT1H14M9S</meta:editing-duration>
    <meta:editing-cycles>16</meta:editing-cycles>
    <meta:generator>LibreOffice/5.1.5.2$Windows_x86 LibreOffice_project/7a864d8825610a8c07cfc3bc01dd4fce6a9447e5</meta:generator>
    <meta:document-statistic meta:table-count="11" meta:image-count="0" meta:object-count="0" meta:page-count="3" meta:paragraph-count="117" meta:word-count="172" meta:character-count="1020" meta:non-whitespace-character-count="953"/>
  </office:meta>
</office:document-meta>
</file>